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187">
            <text:p>Lu-187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4140.0">
            <text:p>4140.0</text:p>
          </table:table-cell>
          <table:table-cell office:value-type="float" office:value="100.0">
            <text:p>10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2">
            <text:p>St-1332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7105.0">
            <text:p>7105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5">
            <text:p>St-1405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145.0">
            <text:p>31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6">
            <text:p>St-1406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545.0">
            <text:p>35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5">
            <text:p>LuS-12395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2">
            <text:p>LuS-11812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245.0">
            <text:p>92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3">
            <text:p>LuS-11813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9">
            <text:p>-10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4">
            <text:p>LuS-12394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1">
            <text:p>St-1331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6950.0">
            <text:p>6950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archeological">
            <text:p>archeological</text:p>
          </table:table-cell>
          <table:table-cell office:value-type="string" office:value="Blekinge-01">
            <text:p>Blekinge-01</text:p>
          </table:table-cell>
          <table:table-cell office:value-type="float" office:value="56.08">
            <text:p>56.08</text:p>
          </table:table-cell>
          <table:table-cell office:value-type="float" office:value="15.85">
            <text:p>15.85</text:p>
          </table:table-cell>
          <table:table-cell office:value-type="float" office:value="1250.0">
            <text:p>125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79">
            <text:p>LuS-12379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">
            <text:p>-11.4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0">
            <text:p>LuS-12380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90.0">
            <text:p>94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5">
            <text:p>Lu-31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910.0">
            <text:p>69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4">
            <text:p>Lu-314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710.0">
            <text:p>67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2">
            <text:p>LuS-12392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1790.0">
            <text:p>179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4">
            <text:p>LuS-12384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3">
            <text:p>LuS-12383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40.0">
            <text:p>9540.0</text:p>
          </table:table-cell>
          <table:table-cell office:value-type="float" office:value="65.0">
            <text:p>6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2">
            <text:p>LuS-12382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3">
            <text:p>LuS-12393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5.0">
            <text:p>932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1">
            <text:p>LuS-12381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28">
            <text:p>Lu-2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160.0">
            <text:p>41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6">
            <text:p>Lu-36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250.0">
            <text:p>42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2">
            <text:p>Blekinge-02</text:p>
          </table:table-cell>
          <table:table-cell office:value-type="float" office:value="56.2">
            <text:p>56.2</text:p>
          </table:table-cell>
          <table:table-cell office:value-type="float" office:value="15.92">
            <text:p>15.92</text:p>
          </table:table-cell>
          <table:table-cell office:value-type="float" office:value="6475.0">
            <text:p>6475.0</text:p>
          </table:table-cell>
          <table:table-cell office:value-type="float" office:value="82.5">
            <text:p>82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12">
            <text:p>8.12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YuEtal2007,RosentauEtal2021">
            <text:p>YuEtal2007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3">
            <text:p>Blekinge-03</text:p>
          </table:table-cell>
          <table:table-cell office:value-type="float" office:value="56.15">
            <text:p>56.15</text:p>
          </table:table-cell>
          <table:table-cell office:value-type="float" office:value="15.12">
            <text:p>15.12</text:p>
          </table:table-cell>
          <table:table-cell office:value-type="float" office:value="8565.0">
            <text:p>8565.0</text:p>
          </table:table-cell>
          <table:table-cell office:value-type="float" office:value="90.0">
            <text:p>90.0</text:p>
          </table:table-cell>
          <table:table-cell office:value-type="string" office:value="alnus and betula seeds / bulk sediment">
            <text:p>alnus and betula seeds / 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4">
            <text:p>Blekinge-04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7865.0">
            <text:p>7865.0</text:p>
          </table:table-cell>
          <table:table-cell office:value-type="float" office:value="125.0">
            <text:p>125.0</text:p>
          </table:table-cell>
          <table:table-cell office:value-type="string" office:value="bulk sedimenta">
            <text:p>bulk sedimen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548">
            <text:p>LuA-5548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2935.0">
            <text:p>2935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6">
            <text:p>LuA-5006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7245.0">
            <text:p>7245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5">
            <text:p>LuA-500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3200.0">
            <text:p>3200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8">
            <text:p>Lu-3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440.0">
            <text:p>444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9">
            <text:p>Lu-349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5260.0">
            <text:p>5260.0</text:p>
          </table:table-cell>
          <table:table-cell office:value-type="float" office:value="65.0">
            <text:p>6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5">
            <text:p>Lu-345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250.0">
            <text:p>625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5">
            <text:p>LuS-12385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345.0">
            <text:p>93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2">
            <text:p>Lu-342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50.0">
            <text:p>685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1">
            <text:p>Lu-341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90.0">
            <text:p>689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5">
            <text:p>Lu-325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80.0">
            <text:p>6780.0</text:p>
          </table:table-cell>
          <table:table-cell office:value-type="float" office:value="85.0">
            <text:p>8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4">
            <text:p>Lu-324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20.0">
            <text:p>672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0">
            <text:p>Lu-320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5420.0">
            <text:p>542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4">
            <text:p>Lu-344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480.0">
            <text:p>648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